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4d2" officeooo:paragraph-rsid="000e94d2"/>
    </style:style>
    <style:style style:name="P2" style:family="paragraph" style:parent-style-name="Standard">
      <style:text-properties officeooo:rsid="00126e3e" officeooo:paragraph-rsid="000e94d2"/>
    </style:style>
    <style:style style:name="P3" style:family="paragraph" style:parent-style-name="Standard">
      <style:text-properties officeooo:rsid="00126e3e" officeooo:paragraph-rsid="000f3e0f"/>
    </style:style>
    <style:style style:name="P4" style:family="paragraph" style:parent-style-name="Standard">
      <style:text-properties officeooo:rsid="00126e3e" officeooo:paragraph-rsid="000fa507"/>
    </style:style>
    <style:style style:name="P5" style:family="paragraph" style:parent-style-name="Standard">
      <style:text-properties style:text-underline-style="none" officeooo:rsid="0013b0cc" officeooo:paragraph-rsid="000fa507"/>
    </style:style>
    <style:style style:name="P6" style:family="paragraph" style:parent-style-name="Standard">
      <style:text-properties officeooo:rsid="00126e3e" officeooo:paragraph-rsid="0013e6dc"/>
    </style:style>
    <style:style style:name="T1" style:family="text">
      <style:text-properties officeooo:rsid="000e94d2"/>
    </style:style>
    <style:style style:name="T2" style:family="text">
      <style:text-properties officeooo:rsid="00126e3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6e3e"/>
    </style:style>
    <style:style style:name="T5" style:family="text">
      <style:text-properties style:text-underline-style="none" officeooo:rsid="000e94d2"/>
    </style:style>
    <style:style style:name="T6" style:family="text">
      <style:text-properties style:text-underline-style="none" officeooo:rsid="0013a46c"/>
    </style:style>
    <style:style style:name="T7" style:family="text">
      <style:text-properties style:text-underline-style="none" officeooo:rsid="000f3e0f"/>
    </style:style>
    <style:style style:name="T8" style:family="text">
      <style:text-properties style:text-underline-style="none" officeooo:rsid="0013b0cc"/>
    </style:style>
    <style:style style:name="T9" style:family="text">
      <style:text-properties style:text-underline-style="none" officeooo:rsid="000fa507"/>
    </style:style>
    <style:style style:name="T10" style:family="text">
      <style:text-properties style:text-underline-style="none" officeooo:rsid="00177e83"/>
    </style:style>
    <style:style style:name="T11" style:family="text">
      <style:text-properties style:text-underline-style="none" officeooo:rsid="0013e6dc"/>
    </style:style>
    <style:style style:name="T12" style:family="text">
      <style:text-properties officeooo:rsid="0013a46c"/>
    </style:style>
    <style:style style:name="T13" style:family="text">
      <style:text-properties officeooo:rsid="0013b0cc"/>
    </style:style>
    <style:style style:name="T14" style:family="text">
      <style:text-properties officeooo:rsid="000fa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Cheval<text:span text:style-name="T2"> </text:span><text:span text:style-name="T4">(idCheval </text:span><text:span text:style-name="T3">INT NOT NULL </text:span><text:span text:style-name="T11">PRIMARY KEY</text:span><text:span text:style-name="T4">,</text:span><text:span text:style-name="T2">dateNaissance </text:span>DATE NOT NULL<text:span text:style-name="T2">,nomCheval </text:span>VARCHAR(50) NOT NULL<text:span text:style-name="T2">,caractéristiques </text:span>TEXT<text:span text:style-name="T2">) ;</text:span></text:p>
      <text:p text:style-name="P1"/>
      <text:p text:style-name="P6"><text:span text:style-name="T1">CREATE TABLE </text:span>Reduction (<text:span text:style-name="T3">codeReduc </text:span><text:span text:style-name="T5">INT NOT NULL </text:span><text:span text:style-name="T11">PRIMARY KEY</text:span><text:span text:style-name="T3">,</text:span>trancheAge <text:span text:style-name="T1">VARCHAR(</text:span><text:span text:style-name="T5">50) NOT NULL</text:span>,pourcentage <text:span text:style-name="T5">INT NOT NULL</text:span>) ;</text:p>
      <text:p text:style-name="P2"/>
      <text:p text:style-name="P6"><text:span text:style-name="T1">CREATE TABLE </text:span>code Tarif <text:span text:style-name="T3">(id code </text:span><text:span text:style-name="T5">INT NOT NULL </text:span><text:span text:style-name="T11">PRIMARY KEY</text:span><text:span text:style-name="T3">,</text:span>libellé <text:span text:style-name="T5">INT NOT NULL </text:span>,coeff <text:span text:style-name="T5">INT NOT NULL</text:span>) ;</text:p>
      <text:p text:style-name="P2"/>
      <text:p text:style-name="P6"><text:span text:style-name="T1">CREATE TABLE </text:span><text:span text:style-name="T12">Adhérent (</text:span><text:span text:style-name="T6">codePers </text:span><text:span text:style-name="T5">INT NOT NULL </text:span><text:span text:style-name="T11">PRIMARY KEY</text:span><text:span text:style-name="T6">, </text:span><text:span text:style-name="T3">codeReduc </text:span><text:span text:style-name="T5">INT NOT NULL REFERENCES Reduction</text:span><text:span text:style-name="T3">(codeReduc</text:span><text:span text:style-name="T5">)</text:span>, <text:span text:style-name="T12">nomPers </text:span><text:span text:style-name="T1">VARCHAR(</text:span><text:span text:style-name="T5">50) NOT NULL</text:span><text:span text:style-name="T12">, prenomPers </text:span><text:span text:style-name="T1">VARCHAR(</text:span><text:span text:style-name="T5">50) NOT NULL</text:span><text:span text:style-name="T12">, adresse</text:span><text:span text:style-name="T1">VARCHAR(10</text:span><text:span text:style-name="T5">0) NOT NULL </text:span><text:span text:style-name="T12">, dateNaissance </text:span><text:span text:style-name="T1">DATE NOT NULL</text:span><text:span text:style-name="T12">, dipl</text:span><text:span text:style-name="T1">o</text:span><text:span text:style-name="T12">me </text:span><text:span text:style-name="T1">VARCHAR(</text:span><text:span text:style-name="T5">50)</text:span><text:span text:style-name="T12">) ;</text:span></text:p>
      <text:p text:style-name="P2"/>
      <text:p text:style-name="P6"><text:span text:style-name="T1">CREATE TABLE </text:span><text:span text:style-name="T12">Moniteur</text:span><text:span text:style-name="T6"> (codePers </text:span><text:span text:style-name="T5">INT NOT NULL </text:span><text:span text:style-name="T11">PRIMARY KEY</text:span><text:span text:style-name="T6">, </text:span><text:span text:style-name="T12">nomPers </text:span><text:span text:style-name="T1">VARCHAR(</text:span><text:span text:style-name="T5">50) NOT NULL</text:span><text:span text:style-name="T12">, prenomPers </text:span><text:span text:style-name="T1">VARCHAR(</text:span><text:span text:style-name="T5">50) NOT NULL</text:span><text:span text:style-name="T12">, adresse </text:span><text:span text:style-name="T1">VARCHAR(10</text:span><text:span text:style-name="T5">0) NOT NULL</text:span><text:span text:style-name="T12">, dateAccréditation</text:span><text:span text:style-name="T1">DATE NOT NULL</text:span><text:span text:style-name="T12">, téléphone </text:span><text:span text:style-name="T1">INT NOT NULL</text:span><text:span text:style-name="T12">) ;</text:span></text:p>
      <text:p text:style-name="P2"/>
      <text:p text:style-name="P6"><text:span text:style-name="T1">CREATE TABLE </text:span>TypeCo<text:span text:style-name="T3">urs (idTypeCours </text:span><text:span text:style-name="T5">INT NOT NULL </text:span><text:span text:style-name="T11">PRIMARY KEY</text:span><text:span text:style-name="T3">, </text:span><text:span text:style-name="T13">codePers </text:span><text:span text:style-name="T1">INT NOT NULL </text:span><text:span text:style-name="T5">REFERENCES </text:span><text:span text:style-name="T7">Moniteur</text:span><text:span text:style-name="T3">(code</text:span><text:span text:style-name="T7">P</text:span><text:span text:style-name="T3">e</text:span><text:span text:style-name="T7">rs</text:span><text:span text:style-name="T5">)</text:span><text:span text:style-name="T13">, </text:span>typeCours <text:span text:style-name="T1">VARCHAR(</text:span><text:span text:style-name="T5">50) NOT NULL</text:span>,niveau <text:span text:style-name="T1">VARCHAR(</text:span><text:span text:style-name="T5">50) NOT NULL</text:span>, prixBase <text:span text:style-name="T1">INT NOT NULL</text:span>, nbMini <text:span text:style-name="T1">INT NOT NULL</text:span>, <text:span text:style-name="T14">n</text:span>bMax <text:span text:style-name="T1">INT NOT NULL</text:span>) ;</text:p>
      <text:p text:style-name="P3"/>
      <text:p text:style-name="P4"><text:span text:style-name="T1">CREATE TABLE </text:span><text:span text:style-name="T13">PeutAssurer </text:span><text:span text:style-name="T8">(</text:span><text:span text:style-name="T6">codePers </text:span><text:span text:style-name="T5">REFERENCES </text:span><text:span text:style-name="T7">Moniteur</text:span><text:span text:style-name="T3">(code</text:span><text:span text:style-name="T7">P</text:span><text:span text:style-name="T3">e</text:span><text:span text:style-name="T7">rs</text:span><text:span text:style-name="T5">)</text:span><text:span text:style-name="T6">, <text:s/></text:span><text:span text:style-name="T3">idTypeCours </text:span><text:span text:style-name="T5">REFERENCES </text:span><text:span text:style-name="T9">TypeCours</text:span><text:span text:style-name="T3">(</text:span><text:span text:style-name="T9">idTypeCours</text:span><text:span text:style-name="T5">) </text:span><text:span text:style-name="T11">PRIMARY KEY(codePers, idTypeCours)</text:span><text:span text:style-name="T8">) ;</text:span></text:p>
      <text:p text:style-name="P5"/>
      <text:p text:style-name="P6"><text:span text:style-name="T1">CREATE TABLE </text:span>Cours <text:span text:style-name="T3">(idTypeCours </text:span><text:span text:style-name="T5">INT NOT NULL REFERENCES </text:span><text:span text:style-name="T9">TypeCours</text:span><text:span text:style-name="T3">(</text:span><text:span text:style-name="T9">idTypeCours</text:span><text:span text:style-name="T5">)</text:span><text:span text:style-name="T3">, id</text:span><text:span text:style-name="T10">C</text:span><text:span text:style-name="T3">ode </text:span><text:span text:style-name="T5">INT NOT NULL REFERENCES </text:span><text:span text:style-name="T3">code Tarif (id code</text:span><text:span text:style-name="T9">),</text:span><text:span text:style-name="T3"> numCours </text:span><text:span text:style-name="T5">INT NOT NULL</text:span><text:span text:style-name="T3">, </text:span>dateCours <text:span text:style-name="T14">DATE</text:span><text:span text:style-name="T5"> NOT NULL</text:span>, heureCours <text:span text:style-name="T1">VARCHAR(</text:span><text:span text:style-name="T5">50) NOT NULL</text:span>, lieu <text:span text:style-name="T1">VARCHAR(</text:span><text:span text:style-name="T5">50) NOT NULL </text:span><text:span text:style-name="T11">PRIMARY KEY(numCours, idTypeCours)</text:span>) ;</text:p>
      <text:p text:style-name="P4"/>
      <text:p text:style-name="P6"><text:span text:style-name="T1">CREATE TABLE </text:span>Insc<text:span text:style-name="T3">ription (idTypeCours </text:span><text:span text:style-name="T5">INT NOT NULL REFERENCES </text:span><text:span text:style-name="T9">TypeCours</text:span><text:span text:style-name="T3">(</text:span><text:span text:style-name="T9">idTypeCours</text:span><text:span text:style-name="T5">)</text:span><text:span text:style-name="T3">, id</text:span><text:span text:style-name="T10">C</text:span><text:span text:style-name="T3">ode </text:span><text:span text:style-name="T5">INT NOT NULL REFERENCES </text:span><text:span text:style-name="T3">code Tarif (id code</text:span><text:span text:style-name="T9">),</text:span><text:span text:style-name="T3"> numCours </text:span><text:span text:style-name="T5">INT NOT NULL REFERENCES </text:span><text:span text:style-name="T9">Cours</text:span><text:span text:style-name="T3">(</text:span><text:span text:style-name="T9">numCours</text:span><text:span text:style-name="T5">)</text:span><text:span text:style-name="T3">, </text:span><text:span text:style-name="T6">codePers </text:span><text:span text:style-name="T5">INT NOT NULL REFERENCES </text:span><text:span text:style-name="T9">Adhérent</text:span><text:span text:style-name="T3">(code</text:span><text:span text:style-name="T7">P</text:span><text:span text:style-name="T3">e</text:span><text:span text:style-name="T7">rs</text:span><text:span text:style-name="T5">)</text:span><text:span text:style-name="T6">,</text:span><text:span text:style-name="T3"> idCheval </text:span><text:span text:style-name="T5">INT NOT NULL REFERENCES </text:span><text:span text:style-name="T9">Cheval</text:span><text:span text:style-name="T3">(</text:span><text:span text:style-name="T9">idCheval</text:span><text:span text:style-name="T5">)</text:span><text:span text:style-name="T3">,</text:span>dateInscription <text:span text:style-name="T14">DATE</text:span><text:span text:style-name="T5"> NOT NULL </text:span><text:span text:style-name="T11">PRIMARY KEY(numCours, idTypeCours, idCode,codePers)</text:span>) 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4:24:36.438016164</meta:creation-date>
    <dc:date>2022-01-13T10:29:36.517930495</dc:date>
    <meta:editing-duration>PT35M17S</meta:editing-duration>
    <meta:editing-cycles>7</meta:editing-cycles>
    <meta:generator>LibreOffice/7.0.6.2$Linux_X86_64 LibreOffice_project/00$Build-2</meta:generator>
    <meta:document-statistic meta:table-count="0" meta:image-count="0" meta:object-count="0" meta:page-count="1" meta:paragraph-count="9" meta:word-count="245" meta:character-count="1868" meta:non-whitespace-character-count="1631"/>
  </office:meta>
</office:document-meta>
</file>